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bérateur</text:p>
      <text:p text:style-name="Standard"/>
      <text:p text:style-name="P1">Attributs :</text:p>
      <text:p text:style-name="P3">Santé : 28</text:p>
      <text:p text:style-name="P3">Défense : 8 + 5 = 13</text:p>
      <text:p text:style-name="P3"/>
      <text:p text:style-name="P3">Mana : 15</text:p>
      <text:p text:style-name="P3">Énergie : 21</text:p>
      <text:p text:style-name="P3"/>
      <text:p text:style-name="P3">Résistance physique : 4</text:p>
      <text:p text:style-name="P3">Résistance magique : 1,5</text:p>
      <text:p text:style-name="P3"/>
      <text:p text:style-name="P3">Puissance physique : 8</text:p>
      <text:p text:style-name="P3">Puissance magique : 3</text:p>
      <text:p text:style-name="P3"/>
      <text:p text:style-name="P3">Points d'actions : 5</text:p>
      <text:p text:style-name="Standard"/>
      <text:p text:style-name="P1">Caractéristiques :</text:p>
      <text:p text:style-name="P3">Force : 8</text:p>
      <text:p text:style-name="P3">Robustesse : 8</text:p>
      <text:p text:style-name="P3"/>
      <text:p text:style-name="P3">Endurance : 6</text:p>
      <text:p text:style-name="P3">Métabolisme : 6</text:p>
      <text:p text:style-name="P3"/>
      <text:p text:style-name="P3">Agilité : 3</text:p>
      <text:p text:style-name="P3">Dextérité : 3</text:p>
      <text:p text:style-name="P3"/>
      <text:p text:style-name="P3">Sagesse : 3</text:p>
      <text:p text:style-name="P3">Âme : 3</text:p>
      <text:p text:style-name="Standard"/>
      <text:p text:style-name="P1">Compétences :</text:p>
      <text:p text:style-name="P3">Lame : 1 + 4 = 5</text:p>
      <text:p text:style-name="P3">Parade : 4 + 0 = 4</text:p>
      <text:p text:style-name="Standard"/>
      <text:p text:style-name="P1">Capacités :</text:p>
      <text:p text:style-name="P4">Lame embrasée :</text:p>
      <text:p text:style-name="P5">Type : physique</text:p>
      <text:p text:style-name="P5">Portée : Portée de l'arme</text:p>
      <text:p text:style-name="P5">Coût : 1attaque + 1PA 2E 3M</text:p>
      <text:p text:style-name="P5">Effet : +1d6 dmg de feu sur l'attaque</text:p>
      <text:p text:style-name="P3"/>
      <text:p text:style-name="P4">Tranche-flamme :</text:p>
      <text:p text:style-name="P5">Type : magique</text:p>
      <text:p text:style-name="P5">Portée : 3 cases</text:p>
      <text:p text:style-name="P5">Coût : 4PA 3E 4M</text:p>
      <text:p text:style-name="P5">Effet : +2d4 dmg de feu</text:p>
      <text:p text:style-name="Standard"/>
      <text:p text:style-name="P1">Equipements :</text:p>
      <text:p text:style-name="P7">Lame démoniaque à deux mains :</text:p>
      <text:p text:style-name="P6">PP + 1d6 dmg +1d4 dmg de feu </text:p>
      <text:p text:style-name="P6">4PA par attaque</text:p>
      <text:p text:style-name="P6">3 Durabilité</text:p>
      <text:p text:style-name="P6">8 Rés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06T20:15:04.03</dc:date>
    <dc:creator>Thibault Martin-Teyssier</dc:creator>
    <meta:editing-duration>PT41M40S</meta:editing-duration>
    <meta:editing-cycles>64</meta:editing-cycles>
    <meta:generator>OpenOffice/4.1.5$Win32 OpenOffice.org_project/415m1$Build-9789</meta:generator>
    <meta:document-statistic meta:table-count="0" meta:image-count="0" meta:object-count="0" meta:page-count="1" meta:paragraph-count="40" meta:word-count="152" meta:character-count="666"/>
  </office:meta>
</office:document-meta>
</file>